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1:results.A1 results.A2:results.A17 results.B1:results.B1 results.B2:results.B17 results.A1:results.A1 results.A2:results.A17 results.C1:results.C1 results.C2:results.C17 results.A1:results.A1 results.A2:results.A17 results.D1:results.D1 results.D2:results.D17 results.A1:results.A1 results.A2:results.A17 results.E1:results.E1 results.E2:results.E17 results.A1:results.A1 results.A2:results.A17 results.F1:results.F1 results.F2:results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880879487893" calcext:value-type="float">
            <text:p>0.5958808795</text:p>
          </table:table-cell>
          <table:table-cell office:value-type="float" office:value="0.588644586696354" calcext:value-type="float">
            <text:p>0.5886445867</text:p>
          </table:table-cell>
          <table:table-cell office:value-type="float" office:value="0.553298079599221" calcext:value-type="float">
            <text:p>0.5532980796</text:p>
          </table:table-cell>
          <table:table-cell office:value-type="float" office:value="0.544391873086557" calcext:value-type="float">
            <text:p>0.5443918731</text:p>
          </table:table-cell>
          <table:table-cell office:value-type="float" office:value="0.536877261341497" calcext:value-type="float">
            <text:p>0.5368772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544113554133" calcext:value-type="float">
            <text:p>0.6554411355</text:p>
          </table:table-cell>
          <table:table-cell office:value-type="float" office:value="0.639576955190648" calcext:value-type="float">
            <text:p>0.6395769552</text:p>
          </table:table-cell>
          <table:table-cell office:value-type="float" office:value="0.551349846924576" calcext:value-type="float">
            <text:p>0.5513498469</text:p>
          </table:table-cell>
          <table:table-cell office:value-type="float" office:value="0.531867520178124" calcext:value-type="float">
            <text:p>0.5318675202</text:p>
          </table:table-cell>
          <table:table-cell office:value-type="float" office:value="0.530754244364041" calcext:value-type="float">
            <text:p>0.5307542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2936264959644" calcext:value-type="float">
            <text:p>0.652936265</text:p>
          </table:table-cell>
          <table:table-cell office:value-type="float" office:value="0.580851655997773" calcext:value-type="float">
            <text:p>0.580851656</text:p>
          </table:table-cell>
          <table:table-cell office:value-type="float" office:value="0.57194544948511" calcext:value-type="float">
            <text:p>0.5719454495</text:p>
          </table:table-cell>
          <table:table-cell office:value-type="float" office:value="0.571388811578068" calcext:value-type="float">
            <text:p>0.5713888116</text:p>
          </table:table-cell>
          <table:table-cell office:value-type="float" office:value="0.565265794600612" calcext:value-type="float">
            <text:p>0.56526579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3771221820206" calcext:value-type="float">
            <text:p>0.6537712218</text:p>
          </table:table-cell>
          <table:table-cell office:value-type="float" office:value="0.638185360423045" calcext:value-type="float">
            <text:p>0.6381853604</text:p>
          </table:table-cell>
          <table:table-cell office:value-type="float" office:value="0.554133036459783" calcext:value-type="float">
            <text:p>0.5541330365</text:p>
          </table:table-cell>
          <table:table-cell office:value-type="float" office:value="0.54550514890064" calcext:value-type="float">
            <text:p>0.5455051489</text:p>
          </table:table-cell>
          <table:table-cell office:value-type="float" office:value="0.54160868355135" calcext:value-type="float">
            <text:p>0.5416086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3214583913164" calcext:value-type="float">
            <text:p>0.6532145839</text:p>
          </table:table-cell>
          <table:table-cell office:value-type="float" office:value="0.585026440300585" calcext:value-type="float">
            <text:p>0.5850264403</text:p>
          </table:table-cell>
          <table:table-cell office:value-type="float" office:value="0.561369329251322" calcext:value-type="float">
            <text:p>0.5613693293</text:p>
          </table:table-cell>
          <table:table-cell office:value-type="float" office:value="0.555524631227387" calcext:value-type="float">
            <text:p>0.5555246312</text:p>
          </table:table-cell>
          <table:table-cell office:value-type="float" office:value="0.555246312273866" calcext:value-type="float">
            <text:p>0.5552463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3512385193432" calcext:value-type="float">
            <text:p>0.6635123852</text:p>
          </table:table-cell>
          <table:table-cell office:value-type="float" office:value="0.643473420539939" calcext:value-type="float">
            <text:p>0.6434734205</text:p>
          </table:table-cell>
          <table:table-cell office:value-type="float" office:value="0.625661007514612" calcext:value-type="float">
            <text:p>0.6256610075</text:p>
          </table:table-cell>
          <table:table-cell office:value-type="float" office:value="0.554411355413304" calcext:value-type="float">
            <text:p>0.5544113554</text:p>
          </table:table-cell>
          <table:table-cell office:value-type="float" office:value="0.536877261341497" calcext:value-type="float">
            <text:p>0.53687726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2813804620095" calcext:value-type="float">
            <text:p>0.7328138046</text:p>
          </table:table-cell>
          <table:table-cell office:value-type="float" office:value="0.682716392986362" calcext:value-type="float">
            <text:p>0.682716393</text:p>
          </table:table-cell>
          <table:table-cell office:value-type="float" office:value="0.573058725299193" calcext:value-type="float">
            <text:p>0.5730587253</text:p>
          </table:table-cell>
          <table:table-cell office:value-type="float" office:value="0.571667130531589" calcext:value-type="float">
            <text:p>0.5716671305</text:p>
          </table:table-cell>
          <table:table-cell office:value-type="float" office:value="0.550236571110493" calcext:value-type="float">
            <text:p>0.55023657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47369885889229" calcext:value-type="float">
            <text:p>0.6473698859</text:p>
          </table:table-cell>
          <table:table-cell office:value-type="float" office:value="0.614249930420262" calcext:value-type="float">
            <text:p>0.6142499304</text:p>
          </table:table-cell>
          <table:table-cell office:value-type="float" office:value="0.596159198441414" calcext:value-type="float">
            <text:p>0.5961591984</text:p>
          </table:table-cell>
          <table:table-cell office:value-type="float" office:value="0.567214027275258" calcext:value-type="float">
            <text:p>0.5672140273</text:p>
          </table:table-cell>
          <table:table-cell office:value-type="float" office:value="0.556359588087949" calcext:value-type="float">
            <text:p>0.55635958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27525744503201" calcext:value-type="float">
            <text:p>0.7275257445</text:p>
          </table:table-cell>
          <table:table-cell office:value-type="float" office:value="0.658780962983579" calcext:value-type="float">
            <text:p>0.658780963</text:p>
          </table:table-cell>
          <table:table-cell office:value-type="float" office:value="0.648204842749791" calcext:value-type="float">
            <text:p>0.6482048427</text:p>
          </table:table-cell>
          <table:table-cell office:value-type="float" office:value="0.59448928472029" calcext:value-type="float">
            <text:p>0.5944892847</text:p>
          </table:table-cell>
          <table:table-cell office:value-type="float" office:value="0.557194544948511" calcext:value-type="float">
            <text:p>0.55719454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8858892290565" calcext:value-type="float">
            <text:p>0.6988588923</text:p>
          </table:table-cell>
          <table:table-cell office:value-type="float" office:value="0.615084887280824" calcext:value-type="float">
            <text:p>0.6150848873</text:p>
          </table:table-cell>
          <table:table-cell office:value-type="float" office:value="0.56443083774005" calcext:value-type="float">
            <text:p>0.5644308377</text:p>
          </table:table-cell>
          <table:table-cell office:value-type="float" office:value="0.562760924018926" calcext:value-type="float">
            <text:p>0.562760924</text:p>
          </table:table-cell>
          <table:table-cell office:value-type="float" office:value="0.556081269134428" calcext:value-type="float">
            <text:p>0.55608126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5997773448372" calcext:value-type="float">
            <text:p>0.6559977734</text:p>
          </table:table-cell>
          <table:table-cell office:value-type="float" office:value="0.62900083495686" calcext:value-type="float">
            <text:p>0.629000835</text:p>
          </table:table-cell>
          <table:table-cell office:value-type="float" office:value="0.541330364597829" calcext:value-type="float">
            <text:p>0.5413303646</text:p>
          </table:table-cell>
          <table:table-cell office:value-type="float" office:value="0.538268856109101" calcext:value-type="float">
            <text:p>0.5382688561</text:p>
          </table:table-cell>
          <table:table-cell office:value-type="float" office:value="0.537433899248539" calcext:value-type="float">
            <text:p>0.5374338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36431951015864" calcext:value-type="float">
            <text:p>0.736431951</text:p>
          </table:table-cell>
          <table:table-cell office:value-type="float" office:value="0.72362927915391" calcext:value-type="float">
            <text:p>0.7236292792</text:p>
          </table:table-cell>
          <table:table-cell office:value-type="float" office:value="0.70442527136098" calcext:value-type="float">
            <text:p>0.7044252714</text:p>
          </table:table-cell>
          <table:table-cell office:value-type="float" office:value="0.642638463679377" calcext:value-type="float">
            <text:p>0.6426384637</text:p>
          </table:table-cell>
          <table:table-cell office:value-type="float" office:value="0.574450320066797" calcext:value-type="float">
            <text:p>0.57445032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7072084608962" calcext:value-type="float">
            <text:p>0.6370720846</text:p>
          </table:table-cell>
          <table:table-cell office:value-type="float" office:value="0.580573337044253" calcext:value-type="float">
            <text:p>0.580573337</text:p>
          </table:table-cell>
          <table:table-cell office:value-type="float" office:value="0.549958252156972" calcext:value-type="float">
            <text:p>0.5499582522</text:p>
          </table:table-cell>
          <table:table-cell office:value-type="float" office:value="0.549679933203451" calcext:value-type="float">
            <text:p>0.5496799332</text:p>
          </table:table-cell>
          <table:table-cell office:value-type="float" office:value="0.548844976342889" calcext:value-type="float">
            <text:p>0.54884497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0172557751183" calcext:value-type="float">
            <text:p>0.6601725578</text:p>
          </table:table-cell>
          <table:table-cell office:value-type="float" office:value="0.569440578903423" calcext:value-type="float">
            <text:p>0.5694405789</text:p>
          </table:table-cell>
          <table:table-cell office:value-type="float" office:value="0.555246312273866" calcext:value-type="float">
            <text:p>0.5552463123</text:p>
          </table:table-cell>
          <table:table-cell office:value-type="float" office:value="0.552184803785138" calcext:value-type="float">
            <text:p>0.5521848038</text:p>
          </table:table-cell>
          <table:table-cell office:value-type="float" office:value="0.550793209017534" calcext:value-type="float">
            <text:p>0.550793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30865571945449" calcext:value-type="float">
            <text:p>0.7308655719</text:p>
          </table:table-cell>
          <table:table-cell office:value-type="float" office:value="0.646534929028667" calcext:value-type="float">
            <text:p>0.646534929</text:p>
          </table:table-cell>
          <table:table-cell office:value-type="float" office:value="0.591149457278041" calcext:value-type="float">
            <text:p>0.5911494573</text:p>
          </table:table-cell>
          <table:table-cell office:value-type="float" office:value="0.578346785416087" calcext:value-type="float">
            <text:p>0.5783467854</text:p>
          </table:table-cell>
          <table:table-cell office:value-type="float" office:value="0.547453381575285" calcext:value-type="float">
            <text:p>0.54745338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74756470915669" calcext:value-type="float">
            <text:p>0.8747564709</text:p>
          </table:table-cell>
          <table:table-cell office:value-type="float" office:value="0.767603673810186" calcext:value-type="float">
            <text:p>0.7676036738</text:p>
          </table:table-cell>
          <table:table-cell office:value-type="float" office:value="0.747843028110214" calcext:value-type="float">
            <text:p>0.7478430281</text:p>
          </table:table-cell>
          <table:table-cell office:value-type="float" office:value="0.654606178680768" calcext:value-type="float">
            <text:p>0.6546061787</text:p>
          </table:table-cell>
          <table:table-cell office:value-type="float" office:value="0.615641525187865" calcext:value-type="float">
            <text:p>0.6156415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5:57.707196605</dc:date>
    <meta:editing-duration>PT18S</meta:editing-duration>
    <meta:editing-cycles>1</meta:editing-cycles>
    <meta:document-statistic meta:table-count="1" meta:cell-count="10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1:results.F17" chart:data-source-has-labels="row" svg:x="0.32cm" svg:y="0.18cm" svg:width="12.08cm" svg:height="8.64cm">
          <chartooo:coordinate-region svg:x="1.074cm" svg:y="0.382cm" svg:width="11.123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17" chart:label-cell-address="results.B1:results.B1" chart:class="chart:scatter">
            <chart:domain table:cell-range-address="results.A2:results.A17"/>
            <chart:data-point chart:repeated="16"/>
          </chart:series>
          <chart:series chart:style-name="ch7" chart:values-cell-range-address="results.C2:results.C17" chart:label-cell-address="results.C1:results.C1" chart:class="chart:scatter">
            <chart:data-point chart:repeated="16"/>
          </chart:series>
          <chart:series chart:style-name="ch8" chart:values-cell-range-address="results.D2:results.D17" chart:label-cell-address="results.D1:results.D1" chart:class="chart:scatter">
            <chart:data-point chart:repeated="16"/>
          </chart:series>
          <chart:series chart:style-name="ch9" chart:values-cell-range-address="results.E2:results.E17" chart:label-cell-address="results.E1:results.E1" chart:class="chart:scatter">
            <chart:data-point chart:repeated="16"/>
          </chart:series>
          <chart:series chart:style-name="ch10" chart:values-cell-range-address="results.F2:results.F17" chart:label-cell-address="results.F1:results.F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7</svg:desc>
                </draw:g>
              </table:table-cell>
              <table:table-cell office:value-type="float" office:value="0.595880879487893">
                <text:p>0.595880879487893</text:p>
                <draw:g>
                  <svg:desc>results.B2:results.B17</svg:desc>
                </draw:g>
              </table:table-cell>
              <table:table-cell office:value-type="float" office:value="0.588644586696354">
                <text:p>0.588644586696354</text:p>
                <draw:g>
                  <svg:desc>results.C2:results.C17</svg:desc>
                </draw:g>
              </table:table-cell>
              <table:table-cell office:value-type="float" office:value="0.553298079599221">
                <text:p>0.553298079599221</text:p>
                <draw:g>
                  <svg:desc>results.D2:results.D17</svg:desc>
                </draw:g>
              </table:table-cell>
              <table:table-cell office:value-type="float" office:value="0.544391873086557">
                <text:p>0.544391873086557</text:p>
                <draw:g>
                  <svg:desc>results.E2:results.E17</svg:desc>
                </draw:g>
              </table:table-cell>
              <table:table-cell office:value-type="float" office:value="0.536877261341497">
                <text:p>0.536877261341497</text:p>
                <draw:g>
                  <svg:desc>results.F2:results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5544113554133">
                <text:p>0.65544113554133</text:p>
              </table:table-cell>
              <table:table-cell office:value-type="float" office:value="0.639576955190648">
                <text:p>0.639576955190648</text:p>
              </table:table-cell>
              <table:table-cell office:value-type="float" office:value="0.551349846924576">
                <text:p>0.551349846924576</text:p>
              </table:table-cell>
              <table:table-cell office:value-type="float" office:value="0.531867520178124">
                <text:p>0.531867520178124</text:p>
              </table:table-cell>
              <table:table-cell office:value-type="float" office:value="0.530754244364041">
                <text:p>0.530754244364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52936264959644">
                <text:p>0.652936264959644</text:p>
              </table:table-cell>
              <table:table-cell office:value-type="float" office:value="0.580851655997773">
                <text:p>0.580851655997773</text:p>
              </table:table-cell>
              <table:table-cell office:value-type="float" office:value="0.57194544948511">
                <text:p>0.57194544948511</text:p>
              </table:table-cell>
              <table:table-cell office:value-type="float" office:value="0.571388811578068">
                <text:p>0.571388811578068</text:p>
              </table:table-cell>
              <table:table-cell office:value-type="float" office:value="0.565265794600612">
                <text:p>0.565265794600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53771221820206">
                <text:p>0.653771221820206</text:p>
              </table:table-cell>
              <table:table-cell office:value-type="float" office:value="0.638185360423045">
                <text:p>0.638185360423045</text:p>
              </table:table-cell>
              <table:table-cell office:value-type="float" office:value="0.554133036459783">
                <text:p>0.554133036459783</text:p>
              </table:table-cell>
              <table:table-cell office:value-type="float" office:value="0.54550514890064">
                <text:p>0.54550514890064</text:p>
              </table:table-cell>
              <table:table-cell office:value-type="float" office:value="0.54160868355135">
                <text:p>0.54160868355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53214583913164">
                <text:p>0.653214583913164</text:p>
              </table:table-cell>
              <table:table-cell office:value-type="float" office:value="0.585026440300585">
                <text:p>0.585026440300585</text:p>
              </table:table-cell>
              <table:table-cell office:value-type="float" office:value="0.561369329251322">
                <text:p>0.561369329251322</text:p>
              </table:table-cell>
              <table:table-cell office:value-type="float" office:value="0.555524631227387">
                <text:p>0.555524631227387</text:p>
              </table:table-cell>
              <table:table-cell office:value-type="float" office:value="0.555246312273866">
                <text:p>0.555246312273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63512385193432">
                <text:p>0.663512385193432</text:p>
              </table:table-cell>
              <table:table-cell office:value-type="float" office:value="0.643473420539939">
                <text:p>0.643473420539939</text:p>
              </table:table-cell>
              <table:table-cell office:value-type="float" office:value="0.625661007514612">
                <text:p>0.625661007514612</text:p>
              </table:table-cell>
              <table:table-cell office:value-type="float" office:value="0.554411355413304">
                <text:p>0.554411355413304</text:p>
              </table:table-cell>
              <table:table-cell office:value-type="float" office:value="0.536877261341497">
                <text:p>0.536877261341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32813804620095">
                <text:p>0.732813804620095</text:p>
              </table:table-cell>
              <table:table-cell office:value-type="float" office:value="0.682716392986362">
                <text:p>0.682716392986362</text:p>
              </table:table-cell>
              <table:table-cell office:value-type="float" office:value="0.573058725299193">
                <text:p>0.573058725299193</text:p>
              </table:table-cell>
              <table:table-cell office:value-type="float" office:value="0.571667130531589">
                <text:p>0.571667130531589</text:p>
              </table:table-cell>
              <table:table-cell office:value-type="float" office:value="0.550236571110493">
                <text:p>0.550236571110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47369885889229">
                <text:p>0.647369885889229</text:p>
              </table:table-cell>
              <table:table-cell office:value-type="float" office:value="0.614249930420262">
                <text:p>0.614249930420262</text:p>
              </table:table-cell>
              <table:table-cell office:value-type="float" office:value="0.596159198441414">
                <text:p>0.596159198441414</text:p>
              </table:table-cell>
              <table:table-cell office:value-type="float" office:value="0.567214027275258">
                <text:p>0.567214027275258</text:p>
              </table:table-cell>
              <table:table-cell office:value-type="float" office:value="0.556359588087949">
                <text:p>0.556359588087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27525744503201">
                <text:p>0.727525744503201</text:p>
              </table:table-cell>
              <table:table-cell office:value-type="float" office:value="0.658780962983579">
                <text:p>0.658780962983579</text:p>
              </table:table-cell>
              <table:table-cell office:value-type="float" office:value="0.648204842749791">
                <text:p>0.648204842749791</text:p>
              </table:table-cell>
              <table:table-cell office:value-type="float" office:value="0.59448928472029">
                <text:p>0.59448928472029</text:p>
              </table:table-cell>
              <table:table-cell office:value-type="float" office:value="0.557194544948511">
                <text:p>0.557194544948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98858892290565">
                <text:p>0.698858892290565</text:p>
              </table:table-cell>
              <table:table-cell office:value-type="float" office:value="0.615084887280824">
                <text:p>0.615084887280824</text:p>
              </table:table-cell>
              <table:table-cell office:value-type="float" office:value="0.56443083774005">
                <text:p>0.56443083774005</text:p>
              </table:table-cell>
              <table:table-cell office:value-type="float" office:value="0.562760924018926">
                <text:p>0.562760924018926</text:p>
              </table:table-cell>
              <table:table-cell office:value-type="float" office:value="0.556081269134428">
                <text:p>0.556081269134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55997773448372">
                <text:p>0.655997773448372</text:p>
              </table:table-cell>
              <table:table-cell office:value-type="float" office:value="0.62900083495686">
                <text:p>0.62900083495686</text:p>
              </table:table-cell>
              <table:table-cell office:value-type="float" office:value="0.541330364597829">
                <text:p>0.541330364597829</text:p>
              </table:table-cell>
              <table:table-cell office:value-type="float" office:value="0.538268856109101">
                <text:p>0.538268856109101</text:p>
              </table:table-cell>
              <table:table-cell office:value-type="float" office:value="0.537433899248539">
                <text:p>0.537433899248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36431951015864">
                <text:p>0.736431951015864</text:p>
              </table:table-cell>
              <table:table-cell office:value-type="float" office:value="0.72362927915391">
                <text:p>0.72362927915391</text:p>
              </table:table-cell>
              <table:table-cell office:value-type="float" office:value="0.70442527136098">
                <text:p>0.70442527136098</text:p>
              </table:table-cell>
              <table:table-cell office:value-type="float" office:value="0.642638463679377">
                <text:p>0.642638463679377</text:p>
              </table:table-cell>
              <table:table-cell office:value-type="float" office:value="0.574450320066797">
                <text:p>0.574450320066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37072084608962">
                <text:p>0.637072084608962</text:p>
              </table:table-cell>
              <table:table-cell office:value-type="float" office:value="0.580573337044253">
                <text:p>0.580573337044253</text:p>
              </table:table-cell>
              <table:table-cell office:value-type="float" office:value="0.549958252156972">
                <text:p>0.549958252156972</text:p>
              </table:table-cell>
              <table:table-cell office:value-type="float" office:value="0.549679933203451">
                <text:p>0.549679933203451</text:p>
              </table:table-cell>
              <table:table-cell office:value-type="float" office:value="0.548844976342889">
                <text:p>0.548844976342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60172557751183">
                <text:p>0.660172557751183</text:p>
              </table:table-cell>
              <table:table-cell office:value-type="float" office:value="0.569440578903423">
                <text:p>0.569440578903423</text:p>
              </table:table-cell>
              <table:table-cell office:value-type="float" office:value="0.555246312273866">
                <text:p>0.555246312273866</text:p>
              </table:table-cell>
              <table:table-cell office:value-type="float" office:value="0.552184803785138">
                <text:p>0.552184803785138</text:p>
              </table:table-cell>
              <table:table-cell office:value-type="float" office:value="0.550793209017534">
                <text:p>0.550793209017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30865571945449">
                <text:p>0.730865571945449</text:p>
              </table:table-cell>
              <table:table-cell office:value-type="float" office:value="0.646534929028667">
                <text:p>0.646534929028667</text:p>
              </table:table-cell>
              <table:table-cell office:value-type="float" office:value="0.591149457278041">
                <text:p>0.591149457278041</text:p>
              </table:table-cell>
              <table:table-cell office:value-type="float" office:value="0.578346785416087">
                <text:p>0.578346785416087</text:p>
              </table:table-cell>
              <table:table-cell office:value-type="float" office:value="0.547453381575285">
                <text:p>0.547453381575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874756470915669">
                <text:p>0.874756470915669</text:p>
              </table:table-cell>
              <table:table-cell office:value-type="float" office:value="0.767603673810186">
                <text:p>0.767603673810186</text:p>
              </table:table-cell>
              <table:table-cell office:value-type="float" office:value="0.747843028110214">
                <text:p>0.747843028110214</text:p>
              </table:table-cell>
              <table:table-cell office:value-type="float" office:value="0.654606178680768">
                <text:p>0.654606178680768</text:p>
              </table:table-cell>
              <table:table-cell office:value-type="float" office:value="0.615641525187865">
                <text:p>0.615641525187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